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cm" fo:min-width="4.25cm" style:writing-mode="lr-tb" loext:decorative="false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.75cm" fo:min-width="4cm" style:writing-mode="lr-tb" loext:decorative="false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1.75cm" fo:min-width="4.25cm" style:writing-mode="lr-tb" loext:decorative="false"/>
      <style:paragraph-properties style:writing-mode="lr-tb"/>
    </style:style>
    <style:style style:name="gr4" style:family="graphic" style:parent-style-name="objectwithoutfill">
      <style:graphic-properties draw:marker-end="Arrowheads_20_1" draw:marker-end-width="0.3cm" draw:fill="none" draw:textarea-vertical-align="middle" loext:decorative="false"/>
    </style:style>
    <style:style style:name="gr5" style:family="graphic" style:parent-style-name="objectwithoutfill">
      <style:graphic-properties draw:marker-end="Arrowheads_20_2" draw:marker-end-width="0.3cm" draw:fill="none" draw:textarea-vertical-align="middle" loext:decorative="false"/>
    </style:style>
    <style:style style:name="gr6" style:family="graphic" style:parent-style-name="objectwithoutfill">
      <style:graphic-properties draw:stroke="dash" draw:stroke-dash="Double_20_Dash_20__28_Rounded_29_" draw:marker-end="Arrowheads_20_3" draw:marker-end-width="0.3cm" svg:stroke-linecap="round" draw:fill="none" draw:textarea-vertical-align="middle" loext:decorative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style:paragraph-properties fo:text-align="center"/>
      <style:text-properties fo:font-style="italic" style:font-style-asian="italic" style:font-style-complex="italic"/>
    </style:style>
    <style:style style:name="P4" style:family="paragraph">
      <style:paragraph-properties fo:text-align="center" style:writing-mode="lr-tb"/>
      <style:text-properties fo:font-style="italic" style:font-style-asian="italic" style:font-style-complex="italic"/>
    </style:style>
    <style:style style:name="P5" style:family="paragraph">
      <loext:graphic-properties draw:fill="none"/>
      <style:paragraph-properties fo:text-align="center"/>
    </style:style>
    <style:style style:name="T1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4.75cm" svg:height="2.25cm" svg:x="1cm" svg:y="1cm">
          <text:p text:style-name="P1">Controller</text:p>
          <draw:enhanced-geometry svg:viewBox="0 0 21600 21600" draw:type="rectangle" draw:enhanced-path="M 0 0 L 21600 0 21600 21600 0 21600 0 0 Z N"/>
        </draw:custom-shape>
        <draw:custom-shape draw:style-name="gr2" draw:text-style-name="P2" xml:id="id2" draw:id="id2" draw:layer="layout" svg:width="4.5cm" svg:height="2cm" svg:x="4.75cm" svg:y="5.5cm">
          <text:p text:style-name="P1">APIClient</text:p>
          <draw:enhanced-geometry svg:viewBox="0 0 21600 21600" draw:type="rectangle" draw:enhanced-path="M 0 0 L 21600 0 21600 21600 0 21600 0 0 Z N"/>
        </draw:custom-shape>
        <draw:custom-shape draw:style-name="gr2" draw:text-style-name="P2" xml:id="id3" draw:id="id3" draw:layer="layout" svg:width="4.5cm" svg:height="2cm" svg:x="4.75cm" svg:y="9cm">
          <text:p text:style-name="P1">Repository</text:p>
          <draw:enhanced-geometry svg:viewBox="0 0 21600 21600" draw:type="rectangle" draw:enhanced-path="M 0 0 L 21600 0 21600 21600 0 21600 0 0 Z N"/>
        </draw:custom-shape>
        <draw:custom-shape draw:style-name="gr3" draw:text-style-name="P4" xml:id="id4" draw:id="id4" draw:layer="layout" svg:width="4.75cm" svg:height="2cm" svg:x="4.75cm" svg:y="13.25cm">
          <text:p text:style-name="P3"><text:span text:style-name="T1">Indexer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svg:x1="3.375cm" svg:y1="3.25cm" svg:x2="4.75cm" svg:y2="6.5cm" draw:start-shape="id1" draw:start-glue-point="2" draw:end-shape="id2" draw:end-glue-point="3" svg:d="M3375 3250v3250h1375" svg:viewBox="0 0 1376 3251">
          <text:p/>
        </draw:connector>
        <draw:connector draw:style-name="gr5" draw:text-style-name="P5" draw:layer="layout" svg:x1="3.375cm" svg:y1="3.25cm" svg:x2="4.75cm" svg:y2="10cm" draw:start-shape="id1" draw:start-glue-point="2" draw:end-shape="id3" draw:end-glue-point="3" svg:d="M3375 3250v6750h1375" svg:viewBox="0 0 1376 6751">
          <text:p/>
        </draw:connector>
        <draw:connector draw:style-name="gr6" draw:text-style-name="P5" draw:layer="layout" svg:x1="3.375cm" svg:y1="3.25cm" svg:x2="4.75cm" svg:y2="14.25cm" draw:start-shape="id1" draw:start-glue-point="2" draw:end-shape="id4" draw:end-glue-point="3" svg:d="M3375 3250v11000h1375" svg:viewBox="0 0 1376 11001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stroke-dash draw:name="Double_20_Dash_20__28_Rounded_29_" draw:display-name="Double Dash (Rounded)" draw:style="round" draw:dots1="1" draw:dots1-length="701%" draw:distance="399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lt" fo:country="LT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1cm" fo:page-height="1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9T09:44:15.747935395</meta:creation-date>
    <dc:date>2024-11-19T13:31:06.230386355</dc:date>
    <meta:editing-duration>PT32M8S</meta:editing-duration>
    <meta:editing-cycles>3</meta:editing-cycles>
    <meta:generator>LibreOffice/24.2.5.2$Linux_X86_64 LibreOffice_project/420$Build-2</meta:generator>
    <meta:document-statistic meta:object-count="7"/>
  </office:meta>
</office:document-meta>
</file>